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 Construção do Framework do Chatbot:</text:span></text:p>
      <text:p text:style-name="Text_20_body">A primeira parte do texto fala sobre a construção de um framework para um chatbot. O framework é construído em etapas, e nesta seção específica, eles estão explicando como criar um sistema de processamento de intenções usando um modelo de máquina de estados.</text:p>
      <text:list text:style-name="L1">
        <text:list-item>
          <text:p text:style-name="P1"><text:span text:style-name="Strong_20_Emphasis">Intenções e Modelo:</text:span> Eles começam explicando que estão usando um modelo de intenções (intents) construído anteriormente. O chatbot usa esse modelo para classificar as entradas do usuário em categorias específicas.</text:p>
        </text:list-item>
        <text:list-item>
          <text:p text:style-name="P1"><text:span text:style-name="Strong_20_Emphasis">Carregamento de Modelos e Dados:</text:span> Eles carregam os modelos necessários, como o modelo de intenções, palavras-chave e outros dados relevantes do treinamento do modelo.</text:p>
        </text:list-item>
        <text:list-item>
          <text:p text:style-name="P1"><text:span text:style-name="Strong_20_Emphasis">Processamento da Entrada do Usuário:</text:span> Eles mostram como processar a entrada do usuário usando um método chamado "bag-of-words", que converte a entrada do usuário em uma matriz binária para ser usada pelo modelo.</text:p>
        </text:list-item>
        <text:list-item>
          <text:p text:style-name="P1"><text:span text:style-name="Strong_20_Emphasis">Classificação e Resposta:</text:span> Em seguida, eles explicam como o modelo classifica a entrada do usuário para identificar a intenção por trás dela. A resposta do chatbot é então gerada com base na intenção identificada.</text:p>
        </text:list-item>
        <text:list-item>
          <text:p text:style-name="P1"><text:span text:style-name="Strong_20_Emphasis">Exemplo de Uso:</text:span> Por fim, eles fornecem um exemplo de como a conversa com o chatbot pode ser conduzida, com entradas do usuário e respostas correspondentes do chatbot.</text:p>
        </text:list-item>
      </text:list>
      <text:p text:style-name="Text_20_body"><text:span text:style-name="Strong_20_Emphasis">2. Contextualização:</text:span></text:p>
      <text:p text:style-name="Text_20_body">A segunda parte introduz o conceito de contextualização, que adiciona uma camada de compreensão ao chatbot para lidar com o contexto da conversa.</text:p>
      <text:list text:style-name="L2">
        <text:list-item>
          <text:p text:style-name="P2"><text:span text:style-name="Strong_20_Emphasis">Introdução ao Contexto:</text:span> Eles explicam que desejam lidar com perguntas sobre aluguel de motonetas e perguntam se o aluguel é para o mesmo dia. A ideia é adicionar um estado ao framework para manter o contexto da conversa.</text:p>
        </text:list-item>
        <text:list-item>
          <text:p text:style-name="P2"><text:span text:style-name="Strong_20_Emphasis">Estrutura de Dados para Contexto:</text:span> Eles criam uma estrutura de dados (um dicionário) para armazenar o contexto do usuário. Isso permite que o chatbot mantenha o estado para vários usuários simultaneamente.</text:p>
        </text:list-item>
        <text:list-item>
          <text:p text:style-name="P2"><text:span text:style-name="Strong_20_Emphasis">Processamento de Intenções com Contexto:</text:span> O código é atualizado para incluir manipulação de contexto. Se uma intenção define um contexto, ele é armazenado para o usuário. As respostas do chatbot agora consideram o contexto, garantindo que a resposta seja apropriada para a situação.</text:p>
        </text:list-item>
        <text:list-item>
          <text:p text:style-name="P2"><text:span text:style-name="Strong_20_Emphasis">Exemplo de Uso com Contexto:</text:span> Eles fornecem exemplos de como o chatbot pode lidar com diferentes contextos e responder de acordo.</text:p>
        </text:list-item>
      </text:list>
      <text:p text:style-name="Text_20_body"><text:span text:style-name="Strong_20_Emphasis">3. Persistência de Estado:</text:span></text:p>
      <text:p text:style-name="Text_20_body">A última parte fala sobre a persistência do estado do chatbot, tornando-o um serviço "stateful" (com estado).</text:p>
      <text:list text:style-name="L3">
        <text:list-item>
          <text:p text:style-name="P3"><text:span text:style-name="Strong_20_Emphasis">Necessidade de Persistência:</text:span> Eles explicam que um chatbot "stateful" não é feliz como um serviço sem estado e precisa manter seu estado entre chamadas.</text:p>
        </text:list-item>
        <text:list-item>
          <text:p text:style-name="P3"><text:span text:style-name="Strong_20_Emphasis">Sugestão de Implementação:</text:span> Eles sugerem usar o Pyro para criar um serviço persistente e explicam como isso pode ser feito usando RPC ou RMI.</text:p>
        </text:list-item>
        <text:list-item>
          <text:p text:style-name="P3"><text:soft-page-break/><text:span text:style-name="Strong_20_Emphasis">Não Armazenar Estado em Variáveis Locais:</text:span> Eles enfatizam a importância de não armazenar o estado em variáveis locais e recomendam o uso de estruturas de dados como dicionários para armazenar o estado de forma persistente.</text:p>
        </text:list-item>
        <text:list-item>
          <text:p text:style-name="P3"><text:span text:style-name="Strong_20_Emphasis">Considerações Finais:</text:span> Eles concluem encorajando a pensar criativamente sobre como as intenções podem impactar e reagir a diferentes contextos.</text:p>
        </text:list-item>
      </text:list>
      <text:p text:style-name="Text_20_body">Em resumo, o texto fornece uma visão geral de como construir um chatbot, introduz a ideia de contextualização para tornar as interações mais significativas e discute a importância de tornar o chatbot um serviço persistente para lidar com o estado da conversa de forma eficaz.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8:21:55.898882693</meta:creation-date>
    <dc:date>2023-11-20T18:24:00.795313324</dc:date>
    <meta:editing-duration>PT2M14S</meta:editing-duration>
    <meta:editing-cycles>1</meta:editing-cycles>
    <meta:document-statistic meta:table-count="0" meta:image-count="0" meta:object-count="0" meta:page-count="2" meta:paragraph-count="20" meta:word-count="537" meta:character-count="3336" meta:non-whitespace-character-count="2832"/>
    <meta:generator>LibreOffice/7.5.5.2$Linux_X86_64 LibreOffice_project/50$Build-2</meta:generator>
  </office:meta>
</office:document-meta>
</file>